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02d4" officeooo:paragraph-rsid="000602d4"/>
    </style:style>
    <style:style style:name="P2" style:family="paragraph" style:parent-style-name="Standard">
      <style:text-properties officeooo:paragraph-rsid="000602d4"/>
    </style:style>
    <style:style style:name="P3" style:family="paragraph" style:parent-style-name="Standard">
      <style:text-properties officeooo:rsid="00061148" officeooo:paragraph-rsid="00061148"/>
    </style:style>
    <style:style style:name="T1" style:family="text">
      <style:text-properties officeooo:rsid="000602d4"/>
    </style:style>
    <style:style style:name="T2" style:family="text">
      <style:text-properties fo:font-variant="normal" fo:text-transform="none" fo:color="#494b4d" loext:opacity="100%" style:font-name="Courier New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acle connection ,</text:p>
      <text:p text:style-name="P2"><text:span text:style-name="T1">1. Pull the image </text:span><text:span text:style-name="T2">docker pull container-registry.oracle.com/database/free:latest</text:span></text:p>
      <text:p text:style-name="P1"><text:span text:style-name="T2">2. then start container” sudo docker exec -it oracle-db bash -c "source /home/oracle/.bashrc; sqlplus / as sysdba"”</text:span></text:p>
      <text:p text:style-name="P3"><text:span text:style-name="T2">3. then craete user then grant all privilegs</text:span></text:p>
      <text:p text:style-name="P3"><text:span text:style-name="T2">4. download sqldeveloper</text:span></text:p>
      <text:p text:style-name="P3"><text:span text:style-name="T2">5. run sqldeveloper then make connection default instance is FRE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8:40:28.711272241</meta:creation-date>
    <dc:date>2024-05-17T12:18:42.668472156</dc:date>
    <meta:editing-duration>PT1M59S</meta:editing-duration>
    <meta:editing-cycles>1</meta:editing-cycles>
    <meta:document-statistic meta:table-count="0" meta:image-count="0" meta:object-count="0" meta:page-count="1" meta:paragraph-count="6" meta:word-count="48" meta:character-count="347" meta:non-whitespace-character-count="305"/>
    <meta:generator>LibreOffice/7.3.7.2$Linux_X86_64 LibreOffice_project/30$Build-2</meta:generator>
  </office:meta>
</office:document-meta>
</file>